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0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6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6.726cm" svg:y="2.2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8.5cm" svg:y1="3.7cm" svg:x2="9.4cm" svg:y2="3.7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6.594cm" svg:y="3.277cm">
          <draw:text-box>
            <text:p>dp9</text:p>
          </draw:text-box>
        </draw:frame>
        <draw:frame draw:style-name="gr11" draw:text-style-name="P2" draw:layer="layout" svg:width="1.556cm" svg:height="0.962cm" svg:x="3.544cm" svg:y="3.138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3" draw:text-style-name="P2" draw:layer="layout" svg:width="1.861cm" svg:height="0.962cm" svg:x="12.694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frame draw:style-name="gr14" draw:text-style-name="P2" draw:layer="layout" svg:width="1.383cm" svg:height="0.962cm" svg:x="8.023cm" svg:y="1.138cm">
          <draw:text-box>
            <text:p>Me</text:p>
          </draw:text-box>
        </draw:frame>
        <draw:line draw:style-name="gr15" draw:text-style-name="P1" draw:layer="layout" svg:x1="7.5cm" svg:y1="1.7cm" svg:x2="8.2cm" svg:y2="1.6cm">
          <text:p/>
        </draw:line>
        <draw:custom-shape draw:style-name="gr2" draw:text-style-name="P1" draw:layer="layout" svg:width="2.235cm" svg:height="0.881cm" svg:x="10.8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1.455cm" svg:height="0.962cm" svg:x="10.845cm" svg:y="1.738cm">
          <draw:text-box>
            <text:p>MS</text:p>
          </draw:text-box>
        </draw:frame>
        <draw:frame draw:style-name="gr17" draw:text-style-name="P2" draw:layer="layout" svg:width="1.383cm" svg:height="0.962cm" svg:x="7.917cm" svg:y="4.4cm">
          <draw:text-box>
            <text:p>ML</text:p>
          </draw:text-box>
        </draw:frame>
        <draw:frame draw:style-name="gr18" draw:text-style-name="P2" draw:layer="layout" svg:width="1.488cm" svg:height="0.962cm" svg:x="5cm" svg:y="4.338cm">
          <draw:text-box>
            <text:p>MH</text:p>
          </draw:text-box>
        </draw:frame>
        <draw:frame draw:style-name="gr19" draw:text-style-name="P2" draw:layer="layout" svg:width="1.416cm" svg:height="0.962cm" svg:x="14.584cm" svg:y="4.338cm">
          <draw:text-box>
            <text:p>UD</text:p>
          </draw:text-box>
        </draw:frame>
        <draw:line draw:style-name="gr15" draw:text-style-name="P1" draw:layer="layout" svg:x1="12.626cm" svg:y1="1.884cm" svg:x2="12.926cm" svg:y2="1.784cm">
          <text:p/>
        </draw:line>
        <draw:line draw:style-name="gr15" draw:text-style-name="P1" draw:layer="layout" svg:x1="12.531cm" svg:y1="2.616cm" svg:x2="13.031cm" svg:y2="2.716cm">
          <text:p/>
        </draw:line>
        <draw:line draw:style-name="gr15" draw:text-style-name="P1" draw:layer="layout" svg:x1="9.7cm" svg:y1="4.5cm" svg:x2="11.6cm" svg:y2="2.7cm">
          <text:p/>
        </draw:line>
        <draw:line draw:style-name="gr15" draw:text-style-name="P1" draw:layer="layout" svg:x1="8.8cm" svg:y1="4.4cm" svg:x2="8.6cm" svg:y2="2cm">
          <text:p/>
        </draw:line>
        <draw:line draw:style-name="gr15" draw:text-style-name="P1" draw:layer="layout" svg:x1="7.8cm" svg:y1="4.8cm" svg:x2="7cm" svg:y2="4.8cm">
          <text:p/>
        </draw:line>
        <draw:line draw:style-name="gr15" draw:text-style-name="P1" draw:layer="layout" svg:x1="6.3cm" svg:y1="3.7cm" svg:x2="5.5cm" svg:y2="3.7cm">
          <text:p/>
        </draw:line>
        <draw:custom-shape draw:style-name="gr20" draw:text-style-name="P1" draw:layer="layout" svg:width="0.9cm" svg:height="0.809cm" svg:x="8.201cm" svg:y="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30T16:58:59.330743226</dc:date>
    <meta:editing-duration>P6DT3H55M46S</meta:editing-duration>
    <meta:editing-cycles>37</meta:editing-cycles>
    <meta:generator>LibreOffice/6.0.7.3$Linux_X86_64 LibreOffice_project/00m0$Build-3</meta:generator>
    <meta:document-statistic meta:object-count="93"/>
  </office:meta>
</office:document-meta>
</file>